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2B00000096B6621E06B5BF3F7D.jpg" manifest:media-type="image/jpeg"/>
  <manifest:file-entry manifest:full-path="Pictures/100000000000012B00000096D26E8C1ED17D3FA5.jpg" manifest:media-type="image/jpeg"/>
  <manifest:file-entry manifest:full-path="Pictures/100000000000062600000371E9BB98A779706EB6.png" manifest:media-type="image/png"/>
  <manifest:file-entry manifest:full-path="Pictures/100000000000012B00000096CF31BC9721FA9C47.jpg" manifest:media-type="image/jpeg"/>
  <manifest:file-entry manifest:full-path="Pictures/100000000000012B000000952B9501F5BEB3C420.jpg" manifest:media-type="image/jpeg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848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875cm)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793cm" fo:min-width="4.356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096cm" fo:min-width="1.821cm"/>
    </style:style>
    <style:style style:name="gr8" style:family="graphic" style:parent-style-name="standard">
      <style:graphic-properties draw:textarea-horizontal-align="justify" draw:textarea-vertical-align="middle" draw:auto-grow-height="false" fo:min-height="0.281cm" fo:min-width="0.014cm"/>
    </style:style>
    <style:style style:name="gr9" style:family="graphic" style:parent-style-name="standard">
      <style:graphic-properties draw:textarea-horizontal-align="justify" draw:textarea-vertical-align="middle" draw:auto-grow-height="false" fo:min-height="0.281cm" fo:min-width="0.015cm"/>
    </style:style>
    <style:style style:name="gr10" style:family="graphic" style:parent-style-name="standard">
      <style:graphic-properties draw:textarea-horizontal-align="justify" draw:textarea-vertical-align="middle" draw:auto-grow-height="false" fo:min-height="0.282cm" fo:min-width="0.01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1.169cm, 15.278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3.98cm)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4.009cm)" style:mirror="non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5cm"/>
    </style:style>
    <style:style style:name="gr17" style:family="graphic" style:parent-style-name="standard">
      <style:graphic-properties draw:textarea-horizontal-align="justify" draw:textarea-vertical-align="middle" draw:auto-grow-height="false" fo:min-height="2.494cm" fo:min-width="2.69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11pt" style:font-size-asian="18pt" style:font-size-complex="18pt" style:font-weight-complex="600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weight-asian="bold" style:font-size-complex="18pt" style:font-weight-complex="6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style:paragraph-properties fo:text-align="center"/>
      <style:text-properties fo:font-size="11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size="11pt" fo:font-weight="bold" style:font-size-asian="18pt" style:font-weight-asian="bold" style:font-size-complex="18pt" style:font-weight-complex="600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.008cm" svg:height="1.991cm" svg:x="2.118cm" svg:y="0.566cm">
          <draw:image xlink:href="Pictures/100000000000012B000000952B9501F5BEB3C420.jpg" xlink:type="simple" xlink:show="embed" xlink:actuate="onLoad" loext:mime-type="image/jpeg">
            <text:p/>
          </draw:image>
        </draw:frame>
        <draw:frame draw:style-name="gr2" draw:text-style-name="P1" xml:id="id3" draw:id="id3" draw:layer="layout" svg:width="1.871cm" svg:height="1.88cm" svg:x="2.153cm" svg:y="8.63cm">
          <draw:image xlink:href="Pictures/100000000000012B00000096CF31BC9721FA9C47.jpg" xlink:type="simple" xlink:show="embed" xlink:actuate="onLoad" loext:mime-type="image/jpeg">
            <text:p/>
          </draw:image>
        </draw:frame>
        <draw:custom-shape draw:style-name="gr3" draw:text-style-name="P3" xml:id="id2" draw:id="id2" draw:layer="layout" svg:width="5.184cm" svg:height="3.371cm" svg:x="5.896cm" svg:y="3.786cm">
          <text:p text:style-name="P2"><text:span text:style-name="T1">Bayesian Neural Networ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4.126cm" svg:y1="1.561cm" svg:x2="5.896cm" svg:y2="5.471cm" draw:start-shape="id1" draw:start-glue-point="1" draw:end-shape="id2" draw:end-glue-point="3" svg:d="M4126 1561h885v3910h885" svg:viewBox="0 0 1771 3911">
          <text:p/>
        </draw:connector>
        <draw:connector draw:style-name="gr4" draw:text-style-name="P4" draw:layer="layout" draw:line-skew="0.056cm" svg:x1="4.024cm" svg:y1="9.57cm" svg:x2="5.896cm" svg:y2="5.471cm" draw:start-shape="id3" draw:start-glue-point="1" draw:end-shape="id2" draw:end-glue-point="3" svg:d="M4024 9570h992v-4099h880" svg:viewBox="0 0 1873 4100">
          <text:p/>
        </draw:connector>
        <draw:frame draw:style-name="gr5" draw:text-style-name="P5" xml:id="id4" draw:id="id4" draw:layer="layout" svg:width="3.282cm" svg:height="1.653cm" svg:x="12.332cm" svg:y="0.5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xml:id="id5" draw:id="id5" draw:layer="layout" svg:width="3.282cm" svg:height="1.654cm" svg:x="12.333cm" svg:y="2.9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xml:id="id6" draw:id="id6" draw:layer="layout" svg:width="3.282cm" svg:height="1.653cm" svg:x="12.334cm" svg:y="5.8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xml:id="id7" draw:id="id7" draw:layer="layout" svg:width="3.282cm" svg:height="1.654cm" svg:x="12.335cm" svg:y="8.6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6" draw:text-style-name="P4" draw:layer="layout" svg:x1="11.08cm" svg:y1="5.471cm" svg:x2="12.332cm" svg:y2="1.334cm" draw:start-shape="id2" draw:start-glue-point="1" draw:end-shape="id4" draw:end-glue-point="3" svg:d="M11080 5471h627v-4137h625" svg:viewBox="0 0 1253 4138">
          <text:p/>
        </draw:connector>
        <draw:connector draw:style-name="gr6" draw:text-style-name="P4" draw:layer="layout" svg:x1="11.08cm" svg:y1="5.471cm" svg:x2="12.333cm" svg:y2="3.801cm" draw:start-shape="id2" draw:start-glue-point="1" draw:end-shape="id5" draw:end-glue-point="3" svg:d="M11080 5471h628v-1670h625" svg:viewBox="0 0 1254 1671">
          <text:p/>
        </draw:connector>
        <draw:connector draw:style-name="gr6" draw:text-style-name="P4" draw:layer="layout" svg:x1="11.08cm" svg:y1="5.471cm" svg:x2="12.334cm" svg:y2="6.661cm" draw:start-shape="id2" draw:start-glue-point="1" draw:end-shape="id6" draw:end-glue-point="3" svg:d="M11080 5471h628v1190h626" svg:viewBox="0 0 1255 1191">
          <text:p/>
        </draw:connector>
        <draw:connector draw:style-name="gr6" draw:text-style-name="P4" draw:layer="layout" svg:x1="11.08cm" svg:y1="5.471cm" svg:x2="12.335cm" svg:y2="9.523cm" draw:start-shape="id2" draw:start-glue-point="1" draw:end-shape="id7" draw:end-glue-point="3" svg:d="M11080 5471h629v4052h626" svg:viewBox="0 0 1256 4053">
          <text:p/>
        </draw:connector>
        <draw:custom-shape draw:style-name="gr7" draw:text-style-name="P7" xml:id="id15" draw:id="id15" draw:layer="layout" svg:width="3.885cm" svg:height="3.345cm" svg:x="17.918cm" svg:y="3.91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<text:tab/></text:span><text:span text:style-name="T2">C</text:span><text:span text:style-name="T2">R</text:span><text:span text:style-name="T2">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5" xml:id="id13" draw:id="id13" draw:layer="layout" svg:width="0.728cm" svg:height="0.751cm" svg:x="18.411cm" svg:y="5.10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5" xml:id="id12" draw:id="id12" draw:layer="layout" svg:width="0.729cm" svg:height="0.751cm" svg:x="20.514cm" svg:y="5.10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5" xml:id="id14" draw:id="id14" draw:layer="layout" svg:width="0.729cm" svg:height="0.752cm" svg:x="19.462cm" svg:y="5.99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5" xml:id="id11" draw:id="id11" draw:layer="layout" svg:width="0.729cm" svg:height="0.753cm" svg:x="19.462cm" svg:y="4.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1" draw:text-style-name="P5" xml:id="id10" draw:id="id10" draw:layer="layout" svg:width="6.148cm" svg:height="4.392cm" svg:x="6.906cm" svg:y="11.102cm">
          <draw:image xlink:href="Pictures/100000000000062600000371E9BB98A779706EB6.png" xlink:type="simple" xlink:show="embed" xlink:actuate="onLoad" loext:mime-type="image/png">
            <text:p/>
          </draw:image>
        </draw:frame>
        <draw:frame draw:style-name="gr12" draw:text-style-name="P1" xml:id="id8" draw:id="id8" draw:layer="layout" svg:width="1.815cm" svg:height="1.872cm" svg:x="2.222cm" svg:y="5.936cm">
          <draw:image xlink:href="Pictures/100000000000012B00000096D26E8C1ED17D3FA5.jpg" xlink:type="simple" xlink:show="embed" xlink:actuate="onLoad" loext:mime-type="image/jpeg">
            <text:p/>
          </draw:image>
        </draw:frame>
        <draw:connector draw:style-name="gr6" draw:text-style-name="P4" draw:layer="layout" draw:line-skew="0.039cm" svg:x1="4.037cm" svg:y1="6.872cm" svg:x2="5.896cm" svg:y2="5.471cm" draw:start-shape="id8" draw:start-glue-point="1" draw:end-shape="id2" draw:end-glue-point="3" svg:d="M4037 6872h968v-1401h891" svg:viewBox="0 0 1860 1402">
          <text:p/>
        </draw:connector>
        <draw:frame draw:style-name="gr13" draw:text-style-name="P1" draw:layer="layout" svg:width="7.594cm" svg:height="3.809cm" svg:x="43.831cm" svg:y="21.72cm">
          <draw:image xlink:href="Pictures/100000000000012B00000096B6621E06B5BF3F7D.jpg" xlink:type="simple" xlink:show="embed" xlink:actuate="onLoad" loext:mime-type="image/jpeg">
            <text:p/>
          </draw:image>
        </draw:frame>
        <draw:frame draw:style-name="gr13" draw:text-style-name="P1" draw:layer="layout" svg:width="7.594cm" svg:height="3.809cm" svg:x="43.831cm" svg:y="21.72cm">
          <draw:image xlink:href="Pictures/100000000000012B00000096B6621E06B5BF3F7D.jpg" xlink:type="simple" xlink:show="embed" xlink:actuate="onLoad" loext:mime-type="image/jpeg">
            <text:p/>
          </draw:image>
        </draw:frame>
        <draw:frame draw:style-name="gr14" draw:text-style-name="P1" xml:id="id9" draw:id="id9" draw:layer="layout" svg:width="1.89cm" svg:height="1.949cm" svg:x="2.223cm" svg:y="3.086cm">
          <draw:image xlink:href="Pictures/100000000000012B00000096B6621E06B5BF3F7D.jpg" xlink:type="simple" xlink:show="embed" xlink:actuate="onLoad" loext:mime-type="image/jpeg">
            <text:p/>
          </draw:image>
        </draw:frame>
        <draw:connector draw:style-name="gr6" draw:text-style-name="P4" draw:layer="layout" svg:x1="4.113cm" svg:y1="4.06cm" svg:x2="5.896cm" svg:y2="5.471cm" draw:start-shape="id9" draw:start-glue-point="1" draw:end-shape="id2" draw:end-glue-point="3" svg:d="M4113 4060h891v1411h892" svg:viewBox="0 0 1784 1412">
          <text:p/>
        </draw:connector>
        <draw:connector draw:style-name="gr6" draw:text-style-name="P4" draw:layer="layout" draw:type="curve" svg:x1="6.906cm" svg:y1="13.298cm" svg:x2="2.118cm" svg:y2="1.561cm" draw:start-shape="id10" draw:end-shape="id1" draw:end-glue-point="3" svg:d="M6906 13298c-7932 0-5538-11737-4788-11737" svg:viewBox="0 0 5717 11738">
          <text:p/>
        </draw:connector>
        <draw:connector draw:style-name="gr6" draw:text-style-name="P4" draw:layer="layout" draw:type="curve" svg:x1="6.906cm" svg:y1="13.298cm" svg:x2="2.153cm" svg:y2="9.57cm" draw:start-shape="id10" draw:start-glue-point="3" draw:end-shape="id3" draw:end-glue-point="3" svg:d="M6906 13298c-7879 0-5503-3728-4753-3728" svg:viewBox="0 0 5679 3729">
          <text:p/>
        </draw:connector>
        <draw:connector draw:style-name="gr6" draw:text-style-name="P4" draw:layer="layout" draw:type="curve" svg:x1="6.906cm" svg:y1="13.298cm" svg:x2="2.223cm" svg:y2="4.06cm" draw:start-shape="id10" draw:start-glue-point="3" draw:end-shape="id9" draw:end-glue-point="3" svg:d="M6906 13298c-7774 0-5433-9238-4683-9238" svg:viewBox="0 0 5604 9239">
          <text:p/>
        </draw:connector>
        <draw:connector draw:style-name="gr6" draw:text-style-name="P4" draw:layer="layout" draw:type="curve" svg:x1="6.906cm" svg:y1="13.298cm" svg:x2="2.222cm" svg:y2="6.872cm" draw:start-shape="id10" draw:end-shape="id8" draw:end-glue-point="3" svg:d="M6906 13298c-7776 0-5434-6426-4684-6426" svg:viewBox="0 0 5605 6427">
          <text:p/>
        </draw:connector>
        <draw:connector draw:style-name="gr15" draw:text-style-name="P4" draw:layer="layout" draw:type="line" svg:x1="20.085cm" svg:y1="4.763cm" svg:x2="20.62cm" svg:y2="5.217cm" draw:start-shape="id11" draw:start-glue-point="9" draw:end-shape="id12" draw:end-glue-point="5" svg:d="M20085 4763l535 454" svg:viewBox="0 0 536 455">
          <text:p/>
        </draw:connector>
        <draw:connector draw:style-name="gr15" draw:text-style-name="P4" draw:layer="layout" draw:type="line" svg:x1="19.568cm" svg:y1="4.763cm" svg:x2="19.033cm" svg:y2="5.217cm" draw:start-shape="id11" draw:start-glue-point="7" draw:end-shape="id13" draw:end-glue-point="11" svg:d="M19568 4763l-535 454" svg:viewBox="0 0 536 455">
          <text:p/>
        </draw:connector>
        <draw:connector draw:style-name="gr15" draw:text-style-name="P4" draw:layer="layout" draw:type="line" svg:x1="19.033cm" svg:y1="5.748cm" svg:x2="19.568cm" svg:y2="6.104cm" draw:start-shape="id13" draw:start-glue-point="9" draw:end-shape="id14" draw:end-glue-point="5" svg:d="M19033 5748l535 356" svg:viewBox="0 0 536 357">
          <text:p/>
        </draw:connector>
        <draw:connector draw:style-name="gr15" draw:text-style-name="P4" draw:layer="layout" draw:type="line" svg:x1="20.085cm" svg:y1="6.104cm" svg:x2="20.62cm" svg:y2="5.748cm" draw:start-shape="id14" draw:start-glue-point="11" draw:end-shape="id12" draw:end-glue-point="7" svg:d="M20085 6104l535-356" svg:viewBox="0 0 536 357">
          <text:p/>
        </draw:connector>
        <draw:connector draw:style-name="gr15" draw:text-style-name="P4" draw:layer="layout" draw:type="line" svg:x1="19.139cm" svg:y1="5.483cm" svg:x2="20.514cm" svg:y2="5.483cm" draw:start-shape="id13" draw:start-glue-point="10" draw:end-shape="id12" draw:end-glue-point="6" svg:d="M19139 5483h1375" svg:viewBox="0 0 1376 1">
          <text:p/>
        </draw:connector>
        <draw:connector draw:style-name="gr15" draw:text-style-name="P4" draw:layer="layout" draw:type="line" svg:x1="19.827cm" svg:y1="4.873cm" svg:x2="19.827cm" svg:y2="5.994cm" draw:start-shape="id11" draw:start-glue-point="8" draw:end-shape="id14" draw:end-glue-point="4" svg:d="M19827 4873v1121" svg:viewBox="0 0 1 1122">
          <text:p/>
        </draw:connector>
        <draw:connector draw:style-name="gr6" draw:text-style-name="P4" draw:layer="layout" svg:x1="15.614cm" svg:y1="1.334cm" svg:x2="17.918cm" svg:y2="5.588cm" draw:start-shape="id4" draw:start-glue-point="1" draw:end-shape="id15" draw:end-glue-point="5" svg:d="M15614 1334h1151v4254h1153" svg:viewBox="0 0 2305 4255">
          <text:p/>
        </draw:connector>
        <draw:connector draw:style-name="gr6" draw:text-style-name="P4" draw:layer="layout" svg:x1="15.615cm" svg:y1="3.801cm" svg:x2="17.918cm" svg:y2="5.588cm" draw:start-shape="id5" draw:start-glue-point="1" draw:end-shape="id15" draw:end-glue-point="5" svg:d="M15615 3801h1151v1787h1152" svg:viewBox="0 0 2304 1788">
          <text:p/>
        </draw:connector>
        <draw:connector draw:style-name="gr6" draw:text-style-name="P4" draw:layer="layout" svg:x1="15.616cm" svg:y1="6.661cm" svg:x2="17.918cm" svg:y2="5.588cm" draw:start-shape="id6" draw:start-glue-point="1" draw:end-shape="id15" draw:end-glue-point="5" svg:d="M15616 6661h1150v-1073h1152" svg:viewBox="0 0 2303 1074">
          <text:p/>
        </draw:connector>
        <draw:connector draw:style-name="gr6" draw:text-style-name="P4" draw:layer="layout" svg:x1="15.617cm" svg:y1="9.523cm" svg:x2="17.918cm" svg:y2="5.588cm" draw:start-shape="id7" draw:start-glue-point="1" draw:end-shape="id15" draw:end-glue-point="5" svg:d="M15617 9523h1150v-3935h1151" svg:viewBox="0 0 2302 3936">
          <text:p/>
        </draw:connector>
        <draw:frame draw:style-name="gr16" draw:text-style-name="P9" draw:layer="layout" svg:width="2.66cm" svg:height="1.295cm" svg:x="16.609cm" svg:y="3.693cm">
          <draw:text-box>
            <text:p text:style-name="P8"><text:span text:style-name="T3">Unary feature</text:span></text:p>
          </draw:text-box>
        </draw:frame>
        <draw:custom-shape draw:style-name="gr17" draw:text-style-name="P10" xml:id="id16" draw:id="id16" draw:layer="layout" svg:width="3.192cm" svg:height="2.744cm" svg:x="18.297cm" svg:y="11.926cm">
          <text:p text:style-name="P5"><text:span text:style-name="T4">Binary</text:span></text:p>
          <text:p text:style-name="P5"><text:span text:style-name="T4">co-occurrence</text:span></text:p>
          <text:p text:style-name="P5"><text:span text:style-name="T4">mat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3.054cm" svg:y1="13.298cm" svg:x2="18.297cm" svg:y2="13.298cm" draw:start-shape="id10" draw:start-glue-point="1" draw:end-shape="id16" draw:end-glue-point="5" svg:d="M13054 13298h5243" svg:viewBox="0 0 5244 1">
          <text:p/>
        </draw:connector>
        <draw:frame draw:style-name="gr18" draw:text-style-name="P9" draw:layer="layout" svg:width="2.66cm" svg:height="1.296cm" svg:x="19.941cm" svg:y="9.258cm">
          <draw:text-box>
            <text:p text:style-name="P8"><text:span text:style-name="T3">Pai</text:span><text:span text:style-name="T3">rwi</text:span><text:span text:style-name="T3">se </text:span><text:span text:style-name="T3">feat</text:span><text:span text:style-name="T3">ure</text:span></text:p>
          </draw:text-box>
        </draw:frame>
        <draw:line draw:style-name="gr6" draw:text-style-name="P4" draw:layer="layout" svg:x1="19.941cm" svg:y1="11.926cm" svg:x2="19.941cm" svg:y2="7.26cm">
          <text:p/>
        </draw:line>
        <draw:connector draw:style-name="gr6" draw:text-style-name="P4" draw:layer="layout" svg:x1="21.762cm" svg:y1="5.58cm" svg:x2="23.015cm" svg:y2="1.444cm" svg:d="M21762 5580h628v-4136h625" svg:viewBox="0 0 1254 4137">
          <text:p/>
        </draw:connector>
        <draw:connector draw:style-name="gr6" draw:text-style-name="P4" draw:layer="layout" svg:x1="21.762cm" svg:y1="5.58cm" svg:x2="23.016cm" svg:y2="3.909cm" svg:d="M21762 5580h628v-1671h626" svg:viewBox="0 0 1255 1672">
          <text:p/>
        </draw:connector>
        <draw:connector draw:style-name="gr6" draw:text-style-name="P4" draw:layer="layout" svg:x1="21.762cm" svg:y1="5.58cm" svg:x2="23.017cm" svg:y2="6.77cm" svg:d="M21762 5580h629v1190h626" svg:viewBox="0 0 1256 1191">
          <text:p/>
        </draw:connector>
        <draw:connector draw:style-name="gr6" draw:text-style-name="P4" draw:layer="layout" svg:x1="21.762cm" svg:y1="5.58cm" svg:x2="23.018cm" svg:y2="9.631cm" svg:d="M21762 5580h629v4051h627" svg:viewBox="0 0 1257 4052">
          <text:p/>
        </draw:connector>
        <draw:frame draw:style-name="gr5" draw:text-style-name="P5" draw:layer="layout" svg:width="3.282cm" svg:height="1.653cm" svg:x="22.91cm" svg:y="0.5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3.282cm" svg:height="1.654cm" svg:x="23.016cm" svg:y="2.9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3.282cm" svg:height="1.653cm" svg:x="23.017cm" svg:y="5.8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3.282cm" svg:height="1.654cm" svg:x="23.018cm" svg:y="8.6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7:23:25.797384781</meta:creation-date>
    <dc:date>2019-04-18T18:17:09.976282702</dc:date>
    <meta:editing-duration>PT8M26S</meta:editing-duration>
    <meta:editing-cycles>2</meta:editing-cycles>
    <meta:generator>LibreOffice/6.1.5.2$Linux_X86_64 LibreOffice_project/10$Build-2</meta:generator>
    <meta:document-statistic meta:object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4cm" xlink:href="." xlink:type="simple" chart:class="chart:bar" chart:style-name="ch1">
        <chart:plot-area chart:style-name="ch2" chart:data-source-has-labels="both" svg:x="0.065cm" svg:y="0.033cm" svg:width="3.153cm" svg:height="1.588cm">
          <chartooo:coordinate-region svg:x="0.065cm" svg:y="0.033cm" svg:width="3.153cm" svg:height="1.588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5cm" xlink:href="." xlink:type="simple" chart:class="chart:bar" chart:style-name="ch1">
        <chart:plot-area chart:style-name="ch2" chart:data-source-has-labels="both" svg:x="0.065cm" svg:y="0.033cm" svg:width="3.153cm" svg:height="1.589cm">
          <chartooo:coordinate-region svg:x="0.065cm" svg:y="0.033cm" svg:width="3.153cm" svg:height="1.589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4cm" xlink:href="." xlink:type="simple" chart:class="chart:bar" chart:style-name="ch1">
        <chart:plot-area chart:style-name="ch2" chart:data-source-has-labels="both" svg:x="0.065cm" svg:y="0.033cm" svg:width="3.153cm" svg:height="1.588cm">
          <chartooo:coordinate-region svg:x="0.065cm" svg:y="0.033cm" svg:width="3.153cm" svg:height="1.588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5cm" xlink:href="." xlink:type="simple" chart:class="chart:bar" chart:style-name="ch1">
        <chart:plot-area chart:style-name="ch2" chart:data-source-has-labels="both" svg:x="0.065cm" svg:y="0.033cm" svg:width="3.153cm" svg:height="1.589cm">
          <chartooo:coordinate-region svg:x="0.065cm" svg:y="0.033cm" svg:width="3.153cm" svg:height="1.589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4cm" xlink:href="." xlink:type="simple" chart:class="chart:bar" chart:style-name="ch1">
        <chart:plot-area chart:style-name="ch2" chart:data-source-has-labels="both" svg:x="0.065cm" svg:y="0.033cm" svg:width="3.153cm" svg:height="1.588cm">
          <chartooo:coordinate-region svg:x="0.065cm" svg:y="0.033cm" svg:width="3.153cm" svg:height="1.588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5cm" xlink:href="." xlink:type="simple" chart:class="chart:bar" chart:style-name="ch1">
        <chart:plot-area chart:style-name="ch2" chart:data-source-has-labels="both" svg:x="0.065cm" svg:y="0.033cm" svg:width="3.153cm" svg:height="1.589cm">
          <chartooo:coordinate-region svg:x="0.065cm" svg:y="0.033cm" svg:width="3.153cm" svg:height="1.589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4cm" xlink:href="." xlink:type="simple" chart:class="chart:bar" chart:style-name="ch1">
        <chart:plot-area chart:style-name="ch2" chart:data-source-has-labels="both" svg:x="0.065cm" svg:y="0.033cm" svg:width="3.153cm" svg:height="1.588cm">
          <chartooo:coordinate-region svg:x="0.065cm" svg:y="0.033cm" svg:width="3.153cm" svg:height="1.588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.283cm" svg:height="1.655cm" xlink:href="." xlink:type="simple" chart:class="chart:bar" chart:style-name="ch1">
        <chart:plot-area chart:style-name="ch2" chart:data-source-has-labels="both" svg:x="0.065cm" svg:y="0.033cm" svg:width="3.153cm" svg:height="1.589cm">
          <chartooo:coordinate-region svg:x="0.065cm" svg:y="0.033cm" svg:width="3.153cm" svg:height="1.589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N$2:.$N$2" chart:label-cell-address="local-table.$N$1" chart:class="chart:bar">
            <chart:data-point chart:style-name="ch8"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12" chart:values-cell-range-address="local-table.$H$2:.$H$2" chart:label-cell-address="local-table.$H$1" chart:class="chart:bar">
            <chart:data-point/>
          </chart:series>
          <chart:series chart:style-name="ch13" chart:values-cell-range-address="local-table.$I$2:.$I$2" chart:label-cell-address="local-table.$I$1" chart:class="chart:bar">
            <chart:data-point/>
          </chart:series>
          <chart:series chart:style-name="ch14" chart:values-cell-range-address="local-table.$J$2:.$J$2" chart:label-cell-address="local-table.$J$1" chart:class="chart:bar">
            <chart:data-point/>
          </chart:series>
          <chart:series chart:style-name="ch7" chart:values-cell-range-address="local-table.$K$2:.$K$2" chart:label-cell-address="local-table.$K$1" chart:class="chart:bar">
            <chart:data-point/>
          </chart:series>
          <chart:series chart:style-name="ch15" chart:values-cell-range-address="local-table.$L$2:.$L$2" chart:label-cell-address="local-table.$L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8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